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acto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 calculation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React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Input Isotopes</text:p>
          </table:table-cell>
          <table:table-cell office:value-type="string" calcext:value-type="string">
            <text:p>Reactors</text:p>
          </table:table-cell>
          <table:table-cell office:value-type="string" calcext:value-type="string">
            <text:p>Simulation Time (s)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011" calcext:value-type="float">
            <text:p>5.01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.46" calcext:value-type="float">
            <text:p>4.4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.656" calcext:value-type="float">
            <text:p>3.65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39" calcext:value-type="float">
            <text:p>2.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686" calcext:value-type="float">
            <text:p>4.68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915" calcext:value-type="float">
            <text:p>4.9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081" calcext:value-type="float">
            <text:p>5.08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string" calcext:value-type="string">
            <text:p>LWR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953" calcext:value-type="float">
            <text:p>3.95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.333" calcext:value-type="float">
            <text:p>10.33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9.928" calcext:value-type="float">
            <text:p>19.92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60*4+59.964" office:value-type="float" office:value="299.964" calcext:value-type="float">
            <text:p>299.964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60*19+24.511" office:value-type="float" office:value="1164.511" calcext:value-type="float">
            <text:p>1164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 </meta:initial-creator>
    <meta:creation-date>2015-06-23T18:49:48.488975692</meta:creation-date>
    <meta:generator>LibreOffice/4.2.8.2$Linux_x86 LibreOffice_project/420m0$Build-2</meta:generator>
    <dc:date>2015-06-23T19:52:27.454938803</dc:date>
    <dc:creator>cem </dc:creator>
    <meta:editing-duration>PT33M26S</meta:editing-duration>
    <meta:editing-cycles>3</meta:editing-cycles>
    <meta:document-statistic meta:table-count="1" meta:cell-count="57" meta:object-count="0"/>
  </office:meta>
</office:document-meta>
</file>